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50.00%" fo:text-align="center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right" fo:margin-bottom="10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50.00%" fo:text-align="justify"/>
    </style:style>
    <style:style style:name="P8" style:family="paragraph">
      <style:paragraph-properties fo:line-height="150.00%" fo:text-align="justify" fo:margin-left="21.60pt" fo:text-indent="-3.60pt"/>
    </style:style>
    <style:style style:name="P9" style:family="paragraph">
      <style:paragraph-properties fo:line-height="150.00%" fo:text-align="justify" fo:margin-left="18.00pt" fo:text-indent="17.4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50.00%" fo:text-align="left" fo:margin-left="3.60pt" fo:text-indent="-3.60pt"/>
    </style:style>
    <style:style style:name="P11" style:family="paragraph">
      <style:paragraph-properties fo:line-height="150.00%" fo:text-align="justify" fo:margin-left="18.00pt" fo:text-indent="0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50.00%" fo:text-align="justify" fo:margin-left="3.60pt" fo:text-indent="-3.60pt"/>
    </style:style>
    <style:style style:name="P13" style:family="paragraph">
      <style:paragraph-properties fo:line-height="150.00%" fo:text-align="justify" fo:margin-left="35.40pt" fo:text-indent="0.00p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50.00%" fo:text-align="justify" fo:margin-left="3.60pt" fo:text-indent="-3.60pt"/>
    </style:style>
    <style:style style:name="P15" style:family="paragraph">
      <style:paragraph-properties fo:line-height="150.00%" fo:text-align="justify" fo:margin-left="39.60pt" fo:text-indent="0.00p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50.00%" fo:text-align="justify"/>
    </style:style>
    <style:style style:name="P17" style:family="paragraph">
      <style:paragraph-properties fo:line-height="150.00%" fo:text-align="justify" fo:margin-left="21.60pt" fo:text-indent="-3.60pt"/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50.00%" fo:text-align="center"/>
    </style:style>
    <style:style style:name="P20" style:family="paragraph">
      <style:paragraph-properties fo:line-height="100.00%" fo:text-align="center" fo:margin-bottom="10.00pt"/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50.00%" fo:text-align="center"/>
    </style:style>
    <style:style style:name="P23" style:family="paragraph">
      <style:paragraph-properties fo:line-height="100.00%" fo:text-align="center" fo:margin-bottom="10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50.00%" fo:text-align="justify" fo:margin-left="3.60pt" fo:text-indent="-3.60pt"/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50.00%" fo:text-align="center"/>
    </style:style>
    <style:style style:name="P27" style:family="paragraph">
      <style:paragraph-properties fo:line-height="100.00%" fo:text-align="center" fo:margin-bottom="10.00p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50.00%" fo:text-align="left"/>
    </style:style>
    <style:style style:name="P30" style:family="paragraph">
      <style:paragraph-properties fo:line-height="100.00%" fo:text-align="center" fo:margin-bottom="10.00pt"/>
    </style:style>
    <text:list-style style:name="L3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1" style:family="paragraph">
      <style:paragraph-properties fo:line-height="150.00%" fo:text-align="justify" fo:margin-left="3.60pt" fo:text-indent="-3.60pt"/>
    </style:style>
    <style:style style:name="P32" style:family="paragraph">
      <style:paragraph-properties fo:line-height="115.00%" fo:text-align="left" fo:margin-bottom="10.00pt"/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center" fo:margin-bottom="10.00pt"/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center" fo:margin-bottom="10.00pt"/>
    </style:style>
    <text:list-style style:name="L3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7" style:family="paragraph">
      <style:paragraph-properties fo:line-height="150.00%" fo:text-align="justify" fo:margin-left="3.60pt" fo:text-indent="-3.60pt"/>
    </style:style>
    <style:style style:name="P38" style:family="paragraph">
      <style:paragraph-properties fo:line-height="100.00%" fo:text-align="left" fo:margin-bottom="10.00pt"/>
    </style:style>
    <style:style style:name="P39" style:family="paragraph">
      <style:paragraph-properties fo:line-height="115.00%" fo:text-align="left" fo:margin-bottom="10.00pt"/>
    </style:style>
    <style:style style:name="P40" style:family="paragraph">
      <style:paragraph-properties fo:line-height="100.00%" fo:text-align="center"/>
    </style:style>
    <style:style style:name="P41" style:family="paragraph">
      <style:paragraph-properties fo:line-height="100.00%" fo:text-align="center" fo:margin-bottom="10.00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center" fo:margin-bottom="10.00pt"/>
    </style:style>
    <text:list-style style:name="L4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4" style:family="paragraph">
      <style:paragraph-properties fo:line-height="100.00%" fo:text-align="justify"/>
    </style:style>
    <style:style style:name="P45" style:family="paragraph">
      <style:paragraph-properties fo:line-height="100.00%" fo:text-align="justify" fo:margin-left="18.00pt" fo:text-indent="0.00pt"/>
    </style:style>
    <text:list-style style:name="L4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justify"/>
    </style:style>
  </office:automatic-styles>
  <office:body>
    <office:text>
      <text:p text:style-name="P1"><text:span text:style-name="T1">Федеральное агентство связи</text:span></text:p>
      <text:p text:style-name="P1"><text:span text:style-name="T1">Ордена Трудового Красного Знамени</text:span></text:p>
      <text:p text:style-name="P1"><text:span text:style-name="T1">Федеральное государственное бюджетное образовательное учреждение высшего образования</text:span></text:p>
      <text:p text:style-name="P1"><text:span text:style-name="T2">«</text:span><text:span text:style-name="T3">Московский технический университет связи и информатики</text:span><text:span text:style-name="T4">»</text:span></text:p>
      <text:p text:style-name="P2"><text:span text:style-name="T5"/></text:p>
      <text:p text:style-name="P2"><text:span text:style-name="T6">Кафедра Математической кибернетики и информационных технологий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8"/></text:p>
      <text:p text:style-name="P2"><text:span text:style-name="T9">Отчет по лабораторной работе</text:span></text:p>
      <text:p text:style-name="P2"><text:span text:style-name="T10">по дисциплине<text:s/></text:span><text:span text:style-name="T11">«</text:span><text:span text:style-name="T12">Теория языков программирования</text:span><text:span text:style-name="T13">»</text:span></text:p>
      <text:p text:style-name="P2"><text:span text:style-name="T14">на тему:<text:s/></text:span><text:span text:style-name="T15">«</text:span><text:span text:style-name="T16">Изучение ЯП Python</text:span><text:span text:style-name="T17">»</text:span></text:p>
      <text:p text:style-name="P2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4"><text:span text:style-name="T18">Выполнил: </text:span></text:p>
      <text:p text:style-name="P4"><text:span text:style-name="T18">студент группы БСТ1801 </text:span></text:p>
      <text:p text:style-name="P4"><text:span text:style-name="T18">Францев Артём</text:span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5"><text:span text:style-name="T19"/></text:p>
      <text:p text:style-name="P6"><text:span text:style-name="T19"/></text:p>
      <text:p text:style-name="P6"><text:span text:style-name="T19"/></text:p>
      <text:p text:style-name="P6"><text:span text:style-name="T20">Москва 2019</text:span></text:p>
      <text:list text:style-name="L7">
        <text:list-item>
          <text:p text:style-name="P7"><text:span text:style-name="T20">Цель работы: освоение базовых навыков работы со строками и списка в Python</text:span></text:p>
        </text:list-item>
        <text:list-item>
          <text:p text:style-name="P7"><text:span text:style-name="T20">Задания лабораторной работы</text:span></text:p>
        </text:list-item>
        <text:list-item>
          <text:p text:style-name="P8"><text:span text:style-name="T20">Первое задание: </text:span></text:p>
        </text:list-item>
      </text:list>
      <text:p text:style-name="P9"><text:span text:style-name="T20">Дана строка, состоящая из слов, пробелов и знаков препинания. На основании этой строки создайте новую (и выведите ее на консоль): . Содержащую только слова, в которых первые две буквы<text:s/></text:span><text:span text:style-name="T21">—</text:span><text:span text:style-name="T22"><text:s/></text:span><text:span text:style-name="T23">«</text:span><text:span text:style-name="T24">Ли</text:span><text:span text:style-name="T25">».</text:span></text:p>
      <text:list text:style-name="L10">
        <text:list-item>
          <text:p text:style-name="P10"><text:span text:style-name="T26">Второе задание:<text:line-break/>Дана строковая переменная, содержащая информацию о студентах: </text:span></text:p>
        </text:list-item>
      </text:list>
      <text:p text:style-name="P11"><text:span text:style-name="T27">my_string = «</text:span><text:span text:style-name="T28">Ф;И;О;Возраст;Категория;_Иванов;Иван;Иванович;23 года;Студент 3 курса;_Петров;Семен;Игоревич;22 года;Студент 2 курса</text:span><text:span text:style-name="T29">».<text:s/></text:span><text:span text:style-name="T30">Вывести информацию в виде:</text:span></text:p>
      <text:p text:style-name="P11"><text:span text:style-name="T30">ФИО <text:tab/><text:tab/><text:tab/><text:tab/><text:tab/>Возраст <text:tab/><text:tab/><text:tab/>Категория</text:span></text:p>
      <text:p text:style-name="P11"><text:span text:style-name="T30">Иванов Иван Иванович <text:tab/><text:tab/>23 года <text:tab/><text:tab/><text:tab/>Студент 3 курса</text:span></text:p>
      <text:p text:style-name="P11"><text:span text:style-name="T30">Петров Семен Игоревич <text:tab/><text:tab/>22 года <text:tab/><text:tab/><text:tab/>Студент 2 курса</text:span></text:p>
      <text:list text:style-name="L12">
        <text:list-item>
          <text:p text:style-name="P12"><text:span text:style-name="T30">Третье задание:</text:span></text:p>
        </text:list-item>
      </text:list>
      <text:p text:style-name="P13"><text:span text:style-name="T31">my_string = «</text:span><text:span text:style-name="T32">ФИО;Возраст;Категория;_Иванов Иван Иванович;23 года;Студент 3 курса;_Петров Семен Игоревич;22 года;Студент 2 курса;_Иванов Семен Игоревич;22 года;Студент 2 курса;_Акибов Ярослав Наумович;23 года;Студент 3 курса;_Борков Станислав Максимович;21 год;Студент 1 курса;_Петров Семен Семенович;21 год;Студент 1 курса;_Романов Станислав Андреевич;23 года;Студент 3 курса;_Петров Всеволод Борисович;21 год;Студент 2 курса</text:span><text:span text:style-name="T33">»</text:span></text:p>
      <text:p text:style-name="P13"><text:span text:style-name="T34">Выведите построчно всю информацию о студентах, чей возраст<text:s/></text:span><text:span text:style-name="T35">—</text:span><text:span text:style-name="T36"><text:s/></text:span><text:span text:style-name="T37">«</text:span><text:span text:style-name="T38">21<text:s/></text:span><text:span text:style-name="T39">год</text:span><text:span text:style-name="T40">».</text:span></text:p>
      <text:list text:style-name="L14">
        <text:list-item>
          <text:p text:style-name="P14"><text:span text:style-name="T41">Четвертое задание:</text:span></text:p>
        </text:list-item>
      </text:list>
      <text:p text:style-name="P15"><text:span text:style-name="T41">Пользователю предлагается ввести список из N целочисленных элементов (N должно быть больше 10 и также вводиться пользователем). Выведите информацию о том, сколько в списке элементов и: Удалите все четные элементы и добавьте 2 новых. Выведите список на экран.</text:span></text:p>
      <text:list text:style-name="L16">
        <text:list-item>
          <text:p text:style-name="P16"><text:span text:style-name="T41">Ход работы </text:span></text:p>
        </text:list-item>
        <text:list-item>
          <text:p text:style-name="P17"><text:span text:style-name="T41">Код первого проекта представлен на рисунке 1, на рисунке 2 результат работы программы.</text:span></text:p>
        </text:list-item>
      </text:list>
      <text:p text:style-name="P18"><draw:frame text:anchor-type="as-char" svg:width="154.29mm" svg:height="129.29mm" style:rel-width="scale" style:rel-height="scale"><draw:object-ole xlink:href="OleObj1"/><draw:image xlink:href="ObjectReplacements/OleObj1"/></draw:frame><text:span text:style-name="T43"/></text:p>
      <text:p text:style-name="P19"><text:span text:style-name="T44"/></text:p>
      <text:p text:style-name="P20"><text:span text:style-name="T45">Рисунок 1 - Код первой программы</text:span></text:p>
      <text:p text:style-name="P21"><draw:frame text:anchor-type="as-char" svg:width="154.29mm" svg:height="164.29mm" style:rel-width="scale" style:rel-height="scale"><draw:object-ole xlink:href="OleObj2"/><draw:image xlink:href="ObjectReplacements/OleObj2"/></draw:frame><text:span text:style-name="T47"/></text:p>
      <text:p text:style-name="P22"><text:span text:style-name="T48"/></text:p>
      <text:p text:style-name="P23"><text:span text:style-name="T49">Рисунок 2 - Результат работы первой программы</text:span></text:p>
      <text:list text:style-name="L24">
        <text:list-item>
          <text:p text:style-name="P24"><text:span text:style-name="T50"><text:s/></text:span><text:span text:style-name="T51">Код второго проекта представлен на рисунке 3, на рисунке 4 результат работы программы.</text:span></text:p>
        </text:list-item>
      </text:list>
      <text:p text:style-name="P25"><draw:frame text:anchor-type="as-char" svg:width="154.29mm" svg:height="167.14mm" style:rel-width="scale" style:rel-height="scale"><draw:object-ole xlink:href="OleObj3"/><draw:image xlink:href="ObjectReplacements/OleObj3"/></draw:frame><text:span text:style-name="T53"/></text:p>
      <text:p text:style-name="P26"><text:span text:style-name="T53"/></text:p>
      <text:p text:style-name="P27"><text:span text:style-name="T54">Рисунок 3 - Код второго проекта</text:span></text:p>
      <text:p text:style-name="P28"><draw:frame text:anchor-type="as-char" svg:width="154.29mm" svg:height="164.29mm" style:rel-width="scale" style:rel-height="scale"><draw:object-ole xlink:href="OleObj4"/><draw:image xlink:href="ObjectReplacements/OleObj4"/></draw:frame><text:span text:style-name="T56"/></text:p>
      <text:p text:style-name="P29"><text:span text:style-name="T56"/></text:p>
      <text:p text:style-name="P30"><text:span text:style-name="T57">Рисунок 4 - Результат работы второй программы</text:span></text:p>
      <text:list text:style-name="L31">
        <text:list-item>
          <text:p text:style-name="P31"><text:span text:style-name="T58"><text:s/></text:span><text:span text:style-name="T59">Код третьего проекта представлен на рисунке 5, на рисунке 6 результат работы программы.</text:span></text:p>
        </text:list-item>
      </text:list>
      <text:p text:style-name="P32"><text:span text:style-name="T60"/></text:p>
      <text:p text:style-name="P33"><draw:frame text:anchor-type="as-char" svg:width="154.29mm" svg:height="164.29mm" style:rel-width="scale" style:rel-height="scale"><draw:object-ole xlink:href="OleObj5"/><draw:image xlink:href="ObjectReplacements/OleObj5"/></draw:frame><text:span text:style-name="T62"/></text:p>
      <text:p text:style-name="P33"><text:span text:style-name="T63"/></text:p>
      <text:p text:style-name="P34"><text:span text:style-name="T64">Рисунок 5 - Код третьего проекта</text:span></text:p>
      <text:p text:style-name="P35"><draw:frame text:anchor-type="as-char" svg:width="154.29mm" svg:height="164.29mm" style:rel-width="scale" style:rel-height="scale"><draw:object-ole xlink:href="OleObj6"/><draw:image xlink:href="ObjectReplacements/OleObj6"/></draw:frame><text:span text:style-name="T66"/></text:p>
      <text:p text:style-name="P35"><text:span text:style-name="T67"/></text:p>
      <text:p text:style-name="P36"><text:span text:style-name="T68">Рисунок 6 - Результат работы третьей программы</text:span></text:p>
      <text:list text:style-name="L37">
        <text:list-item>
          <text:p text:style-name="P37"><text:span text:style-name="T69"><text:s/></text:span><text:span text:style-name="T70">Код четвертого проекта представлен на рисунке 7, на рисунке 8 результат работы программы.</text:span></text:p>
        </text:list-item>
      </text:list>
      <text:p text:style-name="P38"><draw:frame text:anchor-type="as-char" svg:width="154.29mm" svg:height="165.00mm" style:rel-width="scale" style:rel-height="scale"><draw:object-ole xlink:href="OleObj7"/><draw:image xlink:href="ObjectReplacements/OleObj7"/></draw:frame><text:span text:style-name="T72"/></text:p>
      <text:p text:style-name="P39"><text:span text:style-name="T72"/></text:p>
      <text:p text:style-name="P40"><text:span text:style-name="T73"/></text:p>
      <text:p text:style-name="P41"><text:span text:style-name="T74">Рисунок 7 - Код четвёртой программы</text:span></text:p>
      <text:p text:style-name="P42"><draw:frame text:anchor-type="as-char" svg:width="154.29mm" svg:height="164.29mm" style:rel-width="scale" style:rel-height="scale"><draw:object-ole xlink:href="OleObj8"/><draw:image xlink:href="ObjectReplacements/OleObj8"/></draw:frame><text:span text:style-name="T76"/></text:p>
      <text:p text:style-name="P42"><text:span text:style-name="T76"/></text:p>
      <text:p text:style-name="P43"><text:span text:style-name="T77">Рисунок 8 - Результат работы четвёртой программы</text:span></text:p>
      <text:list text:style-name="L44">
        <text:list-item>
          <text:p text:style-name="P44"><text:span text:style-name="T77">Вывод</text:span></text:p>
        </text:list-item>
      </text:list>
      <text:p text:style-name="P45"><text:span text:style-name="T77">Выполнив данную лабораторную работу я повторил уже имеющийся опыт работы с сепараторами, а также узнал множество новых функций и конуструкций в ЯП Python.</text:span></text:p>
      <text:list text:style-name="L46">
        <text:list-item>
          <text:p text:style-name="P46"><text:span text:style-name="T77">Ссылка на github.com/vouiweb</text:span><text:span text:style-name="T78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